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59in" table:align="left"/>
    </style:style>
    <style:style style:name="Table1.A" style:family="table-column">
      <style:table-column-properties style:column-width="1.9542in"/>
    </style:style>
    <style:style style:name="Table1.B" style:family="table-column">
      <style:table-column-properties style:column-width="3.9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5965in" table:align="left"/>
    </style:style>
    <style:style style:name="Table2.A" style:family="table-column">
      <style:table-column-properties style:column-width="1.9736in"/>
    </style:style>
    <style:style style:name="Table2.B" style:family="table-column">
      <style:table-column-properties style:column-width="3.0736in"/>
    </style:style>
    <style:style style:name="Table2.C" style:family="table-column">
      <style:table-column-properties style:column-width="1.549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eat catch — here’s the full code that produced that nice terminal-style table output, using <text:span text:style-name="Source_20_Text">str.ljust()</text:span> for alignment:</text:p>
      <text:p text:style-name="Preformatted_20_Text"><text:span text:style-name="Source_20_Text"># Define column widths for formatting</text:span></text:p>
      <text:p text:style-name="Preformatted_20_Text"><text:span text:style-name="Source_20_Text">col_widths = [5, 10, 5] <text:s/># ID, Name, Age</text:span></text:p>
      <text:p text:style-name="Preformatted_20_Text"/>
      <text:p text:style-name="Preformatted_20_Text"><text:span text:style-name="Source_20_Text"># Table header</text:span></text:p>
      <text:p text:style-name="Preformatted_20_Text"><text:span text:style-name="Source_20_Text">header = ["ID", "Name", "Age"]</text:span></text:p>
      <text:p text:style-name="Preformatted_20_Text"><text:span text:style-name="Source_20_Text">header_line = "".join([</text:span></text:p>
      <text:p text:style-name="Preformatted_20_Text"><text:span text:style-name="Source_20_Text"><text:s text:c="4"/>header[i].ljust(col_widths[i]) for i in range(len(header))</text:span></text:p>
      <text:p text:style-name="Preformatted_20_Text"><text:span text:style-name="Source_20_Text">])</text:span></text:p>
      <text:p text:style-name="Preformatted_20_Text"/>
      <text:p text:style-name="Preformatted_20_Text"><text:span text:style-name="Source_20_Text"># Format each row using ljust for alignment</text:span></text:p>
      <text:p text:style-name="Preformatted_20_Text"><text:span text:style-name="Source_20_Text">formatted_rows = [</text:span></text:p>
      <text:p text:style-name="Preformatted_20_Text"><text:span text:style-name="Source_20_Text"><text:s text:c="4"/>"".join([</text:span></text:p>
      <text:p text:style-name="Preformatted_20_Text"><text:span text:style-name="Source_20_Text"><text:s text:c="8"/>str(row[0]).ljust(col_widths[0]),</text:span></text:p>
      <text:p text:style-name="Preformatted_20_Text"><text:span text:style-name="Source_20_Text"><text:s text:c="8"/>str(row[1]).ljust(col_widths[1]),</text:span></text:p>
      <text:p text:style-name="Preformatted_20_Text"><text:span text:style-name="Source_20_Text"><text:s text:c="8"/>str(row[2]).ljust(col_widths[2])</text:span></text:p>
      <text:p text:style-name="Preformatted_20_Text"><text:span text:style-name="Source_20_Text"><text:s text:c="4"/>])</text:span></text:p>
      <text:p text:style-name="Preformatted_20_Text"><text:span text:style-name="Source_20_Text"><text:s text:c="4"/>for row in rows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# Print the table</text:span></text:p>
      <text:p text:style-name="Preformatted_20_Text"><text:span text:style-name="Source_20_Text">print(header_line)</text:span></text:p>
      <text:p text:style-name="Preformatted_20_Text"><text:span text:style-name="Source_20_Text">for line in formatted_rows:</text:span></text:p>
      <text:p text:style-name="P1"><text:span text:style-name="Source_20_Text"><text:s text:c="4"/>print(line)</text:span></text:p>
      <text:p text:style-name="Horizontal_20_Line"/>
      <text:h text:style-name="Heading_20_3" text:outline-level="3">Output:</text:h>
      <text:p text:style-name="Preformatted_20_Text"><text:span text:style-name="Source_20_Text">ID <text:s text:c="2"/>Name <text:s text:c="5"/>Age <text:s/></text:span></text:p>
      <text:p text:style-name="Preformatted_20_Text"><text:span text:style-name="Source_20_Text">1 <text:s text:c="3"/>Alice <text:s text:c="4"/>30 <text:s text:c="2"/></text:span></text:p>
      <text:p text:style-name="Preformatted_20_Text"><text:span text:style-name="Source_20_Text">2 <text:s text:c="3"/>Bob <text:s text:c="6"/>24 <text:s text:c="2"/></text:span></text:p>
      <text:p text:style-name="P1"><text:span text:style-name="Source_20_Text">3 <text:s text:c="3"/>Carol <text:s text:c="4"/>29 <text:s text:c="2"/></text:span></text:p>
      <text:p text:style-name="Text_20_body">This is a super practical way to <text:span text:style-name="Strong_20_Emphasis">view database results directly in the terminal</text:span> in a neat, readable format.</text:p>
      <text:p text:style-name="Horizontal_20_Line"/>
      <text:p text:style-name="Text_20_body">Want me to refactor it to right-align numbers using <text:span text:style-name="Source_20_Text">.rjust()</text:span> for a more spreadsheet-like look?</text:p>
      <text:p text:style-name="Standard"/>
      <text:p text:style-name="Standard"/>
      <text:p text:style-name="Text_20_body">Let’s do it — we’ll walk through how flattening <text:span text:style-name="Strong_20_Emphasis">helps format query results nicely</text:span> for terminal output, and how we can structure it into a clean <text:span text:style-name="Strong_20_Emphasis">table layout</text:span> using <text:span text:style-name="Source_20_Text">str.ljust()</text:span> or <text:span text:style-name="Source_20_Text">str.rjust()</text:span> for alignment.</text:p>
      <text:p text:style-name="Horizontal_20_Line"/>
      <text:h text:style-name="Heading_20_2" text:outline-level="2">✅ Problem Setup</text:h>
      <text:p text:style-name="Text_20_body">We have this query result:</text:p>
      <text:p text:style-name="P1"><text:span text:style-name="Source_20_Text">[(1, 'Alice', 30), (2, 'Bob', 24), (3, 'Carol', 29)]</text:span></text:p>
      <text:p text:style-name="Text_20_body">We want to print it in a <text:span text:style-name="Strong_20_Emphasis">clean table</text:span> format like:</text:p>
      <text:p text:style-name="Preformatted_20_Text"><text:soft-page-break/><text:span text:style-name="Source_20_Text">ID <text:s text:c="3"/>Name <text:s text:c="4"/>Age</text:span></text:p>
      <text:p text:style-name="Preformatted_20_Text"><text:span text:style-name="Source_20_Text">1 <text:s text:c="4"/>Alice <text:s text:c="3"/>30</text:span></text:p>
      <text:p text:style-name="Preformatted_20_Text"><text:span text:style-name="Source_20_Text">2 <text:s text:c="4"/>Bob <text:s text:c="5"/>24</text:span></text:p>
      <text:p text:style-name="P1"><text:span text:style-name="Source_20_Text">3 <text:s text:c="4"/>Carol <text:s text:c="3"/>29</text:span></text:p>
      <text:p text:style-name="Horizontal_20_Line"/>
      <text:h text:style-name="Heading_20_2" text:outline-level="2">🧠 Why Flattening Helps</text:h>
      <text:p text:style-name="Text_20_body">Flattening itself isn’t directly about printing a table — but by understanding how to <text:span text:style-name="Strong_20_Emphasis">loop and access</text:span> each item from your query cleanly (either via flattening or column-by-column selection), you can easily:</text:p>
      <text:list text:style-name="L1">
        <text:list-item>
          <text:p text:style-name="P2">Align items using <text:span text:style-name="Source_20_Text">.ljust(width)</text:span> or <text:span text:style-name="Source_20_Text">.rjust(width)</text:span></text:p>
        </text:list-item>
        <text:list-item>
          <text:p text:style-name="P2">Format multi-column rows into nice strings</text:p>
        </text:list-item>
      </text:list>
      <text:p text:style-name="Text_20_body">Let’s do that next.</text:p>
      <text:p text:style-name="Horizontal_20_Line"/>
      <text:h text:style-name="Heading_20_3" text:outline-level="3">⚙️ Step-by-step example using <text:span text:style-name="Source_20_Text">str.ljust()</text:span> for table output</text:h>
      <text:p text:style-name="Text_20_body">We’ll:</text:p>
      <text:list text:style-name="L2">
        <text:list-item>
          <text:p text:style-name="P3">Print headers</text:p>
        </text:list-item>
        <text:list-item>
          <text:p text:style-name="P3">Loop over <text:span text:style-name="Source_20_Text">rows</text:span> (no need to flatten here — just understand the structure)</text:p>
        </text:list-item>
        <text:list-item>
          <text:p text:style-name="P3">Use <text:span text:style-name="Source_20_Text">.ljust()</text:span> to align columns</text:p>
        </text:list-item>
      </text:list>
      <text:p text:style-name="Text_20_body">Let me code that for you.</text:p>
      <text:p text:style-name="Text_20_body">Here's how the query result is now <text:span text:style-name="Strong_20_Emphasis">cleanly formatted for CLI output</text:span> using <text:span text:style-name="Source_20_Text">str.ljust()</text:span>:</text:p>
      <text:p text:style-name="Horizontal_20_Line"/>
      <text:p text:style-name="Preformatted_20_Text"><text:span text:style-name="Source_20_Text">ID <text:s text:c="2"/>Name <text:s text:c="5"/>Age <text:s/></text:span></text:p>
      <text:p text:style-name="Preformatted_20_Text"><text:span text:style-name="Source_20_Text">1 <text:s text:c="3"/>Alice <text:s text:c="4"/>30 <text:s text:c="2"/></text:span></text:p>
      <text:p text:style-name="Preformatted_20_Text"><text:span text:style-name="Source_20_Text">2 <text:s text:c="3"/>Bob <text:s text:c="6"/>24 <text:s text:c="2"/></text:span></text:p>
      <text:p text:style-name="P1"><text:span text:style-name="Source_20_Text">3 <text:s text:c="3"/>Carol <text:s text:c="4"/>29 <text:s text:c="2"/></text:span></text:p>
      <text:p text:style-name="Horizontal_20_Line"/>
      <text:h text:style-name="Heading_20_3" text:outline-level="3">How it works:</text:h>
      <text:list text:style-name="L3">
        <text:list-item>
          <text:p text:style-name="P4"><text:span text:style-name="Source_20_Text">ljust(width)</text:span> pads each string to the specified width, <text:span text:style-name="Strong_20_Emphasis">aligning text to the left</text:span>.</text:p>
        </text:list-item>
        <text:list-item>
          <text:p text:style-name="P4">We manually chose <text:span text:style-name="Source_20_Text">col_widths = [5, 10, 5]</text:span> to match typical content lengths:</text:p>
          <text:list>
            <text:list-item>
              <text:p text:style-name="P4">ID: up to 5 chars</text:p>
            </text:list-item>
            <text:list-item>
              <text:p text:style-name="P4">Name: up to 10 chars</text:p>
            </text:list-item>
            <text:list-item>
              <text:p text:style-name="P4">Age: up to 5 chars</text:p>
            </text:list-item>
          </text:list>
        </text:list-item>
      </text:list>
      <text:p text:style-name="Horizontal_20_Line"/>
      <text:h text:style-name="Heading_20_3" text:outline-level="3"><text:soft-page-break/>How flattening fits in:</text:h>
      <text:p text:style-name="Text_20_body">If you ever need to <text:span text:style-name="Strong_20_Emphasis">combine multiple rows into a single line</text:span> or <text:span text:style-name="Strong_20_Emphasis">export the data flat (like to CSV)</text:span>, flattening is useful:</text:p>
      <text:p text:style-name="Preformatted_20_Text"><text:span text:style-name="Source_20_Text">flat = [item for row in rows for item in row]</text:span></text:p>
      <text:p text:style-name="P1"><text:span text:style-name="Source_20_Text"># Good for raw exporting, CSV, logging, etc.</text:span></text:p>
      <text:p text:style-name="Text_20_body">But for <text:span text:style-name="Strong_20_Emphasis">pretty terminal output</text:span>, it’s better to:</text:p>
      <text:list text:style-name="L4">
        <text:list-item>
          <text:p text:style-name="P5">Keep the rows structured</text:p>
        </text:list-item>
        <text:list-item>
          <text:p text:style-name="P5">Format each column neatly with <text:span text:style-name="Source_20_Text">.ljust()</text:span> or <text:span text:style-name="Source_20_Text">.rjust()</text:span></text:p>
        </text:list-item>
      </text:list>
      <text:p text:style-name="Horizontal_20_Line"/>
      <text:p text:style-name="Text_20_body">Want to see a version using <text:span text:style-name="Source_20_Text">.rjust()</text:span> for numeric alignment (like right-aligning <text:span text:style-name="Source_20_Text">Age</text:span>)?</text:p>
      <text:p text:style-name="Standard"/>
      <text:p text:style-name="Standard"/>
      <text:p text:style-name="Text_20_body">Awesome — here’s what we got from querying the SQLite table and applying different list comprehension patterns:</text:p>
      <text:p text:style-name="Horizontal_20_Line"/>
      <text:h text:style-name="Heading_20_3" text:outline-level="3"><text:span text:style-name="Strong_20_Emphasis">Raw Query Result (</text:span><text:span text:style-name="Strong_20_Emphasis"><text:span text:style-name="Source_20_Text">fetchall</text:span></text:span><text:span text:style-name="Strong_20_Emphasis">)</text:span>:</text:h>
      <text:p text:style-name="P1"><text:span text:style-name="Source_20_Text">[(1, 'Alice', 30), (2, 'Bob', 24), (3, 'Carol', 29)]</text:span></text:p>
      <text:p text:style-name="Text_20_body">Each row is a tuple of <text:span text:style-name="Source_20_Text">(id, name, age)</text:span>.</text:p>
      <text:p text:style-name="Horizontal_20_Line"/>
      <text:h text:style-name="Heading_20_3" text:outline-level="3"><text:span text:style-name="Strong_20_Emphasis">A. Flatten All Values</text:span>:</text:h>
      <text:p text:style-name="P1"><text:span text:style-name="Source_20_Text">[1, 'Alice', 30, 2, 'Bob', 24, 3, 'Carol', 29]</text:span></text:p>
      <text:p text:style-name="Text_20_body">Using:</text:p>
      <text:p text:style-name="P1"><text:span text:style-name="Source_20_Text">[item for row in rows for item in row]</text:span></text:p>
      <text:p text:style-name="Text_20_body">This gives you a <text:span text:style-name="Strong_20_Emphasis">single flat list</text:span> of everything.</text:p>
      <text:p text:style-name="Horizontal_20_Line"/>
      <text:h text:style-name="Heading_20_3" text:outline-level="3"><text:span text:style-name="Strong_20_Emphasis">B. Extract Just the Names</text:span>:</text:h>
      <text:p text:style-name="P1"><text:span text:style-name="Source_20_Text">['Alice', 'Bob', 'Carol']</text:span></text:p>
      <text:p text:style-name="Text_20_body">Using:</text:p>
      <text:p text:style-name="P1"><text:span text:style-name="Source_20_Text">[row[1] for row in rows]</text:span></text:p>
      <text:p text:style-name="Text_20_body">This picks the second column (<text:span text:style-name="Source_20_Text">name</text:span>) from each row.</text:p>
      <text:p text:style-name="Horizontal_20_Line"/>
      <text:h text:style-name="Heading_20_3" text:outline-level="3"><text:soft-page-break/><text:span text:style-name="Strong_20_Emphasis">C. Extract Just the Ages</text:span>:</text:h>
      <text:p text:style-name="P1"><text:span text:style-name="Source_20_Text">[30, 24, 29]</text:span></text:p>
      <text:p text:style-name="Text_20_body">Using:</text:p>
      <text:p text:style-name="P1"><text:span text:style-name="Source_20_Text">[row[2] for row in rows]</text:span></text:p>
      <text:p text:style-name="Text_20_body">This picks the third column (<text:span text:style-name="Source_20_Text">age</text:span>) from each row.</text:p>
      <text:p text:style-name="Horizontal_20_Line"/>
      <text:p text:style-name="Text_20_body">Want to try selecting other fields, doing custom formatting (like <text:span text:style-name="Source_20_Text">"Bob (24)"</text:span>), or filtering with conditions? I can show those too!</text:p>
      <text:p text:style-name="Standard"/>
      <text:p text:style-name="Text_20_body">Ohhh yes — flattening query results from SQLite is a <text:span text:style-name="Strong_20_Emphasis">perfect</text:span> real-world use for list comprehensions. Let’s walk through it step-by-step so you can <text:span text:style-name="Strong_20_Emphasis">see the transformation</text:span> from raw query to flat list.</text:p>
      <text:p text:style-name="Horizontal_20_Line"/>
      <text:h text:style-name="Heading_20_3" text:outline-level="3">🔹 Step 1: Typical SQLite query</text:h>
      <text:p text:style-name="Text_20_body">When you query data from SQLite using <text:span text:style-name="Source_20_Text">cursor.fetchall()</text:span>, it returns something like this:</text:p>
      <text:p text:style-name="P1"><text:span text:style-name="Source_20_Text">rows = [(1,), (2,), (3,)]</text:span></text:p>
      <text:p text:style-name="Text_20_body">Each result is a <text:span text:style-name="Strong_20_Emphasis">tuple</text:span> inside a list — even if there's just <text:span text:style-name="Strong_20_Emphasis">one column</text:span> per row.</text:p>
      <text:p text:style-name="Horizontal_20_Line"/>
      <text:h text:style-name="Heading_20_3" text:outline-level="3">🔹 Step 2: Flatten it</text:h>
      <text:p text:style-name="Text_20_body">You probably want just a flat list of values:</text:p>
      <text:p text:style-name="Preformatted_20_Text"><text:span text:style-name="Source_20_Text">flat = [row[0] for row in rows]</text:span></text:p>
      <text:p text:style-name="P1"><text:span text:style-name="Source_20_Text"># → [1, 2, 3]</text:span></text:p>
      <text:p text:style-name="Text_20_body">This is the most common flattening pattern for SQLite query results — especially when you're selecting a single column.</text:p>
      <text:p text:style-name="Horizontal_20_Line"/>
      <text:h text:style-name="Heading_20_3" text:outline-level="3">✅ Full Example</text:h>
      <text:p text:style-name="Preformatted_20_Text"><text:span text:style-name="Source_20_Text">import sqlite3</text:span></text:p>
      <text:p text:style-name="Preformatted_20_Text"/>
      <text:p text:style-name="Preformatted_20_Text"><text:span text:style-name="Source_20_Text">conn = sqlite3.connect('my_db.sqlite3')</text:span></text:p>
      <text:p text:style-name="Preformatted_20_Text"><text:span text:style-name="Source_20_Text">cursor = conn.cursor()</text:span></text:p>
      <text:p text:style-name="Preformatted_20_Text"/>
      <text:p text:style-name="Preformatted_20_Text"><text:span text:style-name="Source_20_Text">cursor.execute("SELECT id FROM users")</text:span></text:p>
      <text:p text:style-name="Preformatted_20_Text"><text:span text:style-name="Source_20_Text">rows = cursor.fetchall() <text:s/># Example: [(1,), (2,), (3,)]</text:span></text:p>
      <text:p text:style-name="Preformatted_20_Text"/>
      <text:p text:style-name="Preformatted_20_Text"><text:span text:style-name="Source_20_Text">flat_ids = [row[0] for row in rows] <text:s/># → [1, 2, 3]</text:span></text:p>
      <text:p text:style-name="Preformatted_20_Text"/>
      <text:p text:style-name="P1"><text:span text:style-name="Source_20_Text">print(flat_ids)</text:span></text:p>
      <text:p text:style-name="Horizontal_20_Line"/>
      <text:h text:style-name="Heading_20_3" text:outline-level="3"><text:soft-page-break/>🔹 Bonus: Multiple columns?</text:h>
      <text:p text:style-name="Text_20_body">If your query returns multiple columns per row:</text:p>
      <text:p text:style-name="P1"><text:span text:style-name="Source_20_Text">rows = [(1, 'Alice'), (2, 'Bob'), (3, 'Carol')]</text:span></text:p>
      <text:p text:style-name="Text_20_body">You can <text:span text:style-name="Strong_20_Emphasis">flatten all the values</text:span>:</text:p>
      <text:p text:style-name="Preformatted_20_Text"><text:span text:style-name="Source_20_Text">flat_all = [item for row in rows for item in row]</text:span></text:p>
      <text:p text:style-name="P1"><text:span text:style-name="Source_20_Text"># → [1, 'Alice', 2, 'Bob', 3, 'Carol']</text:span></text:p>
      <text:p text:style-name="Text_20_body">Or get just the names:</text:p>
      <text:p text:style-name="Preformatted_20_Text"><text:span text:style-name="Source_20_Text">names = [row[1] for row in rows]</text:span></text:p>
      <text:p text:style-name="P1"><text:span text:style-name="Source_20_Text"># → ['Alice', 'Bob', 'Carol']</text:span></text:p>
      <text:p text:style-name="Horizontal_20_Line"/>
      <text:h text:style-name="Heading_20_3" text:outline-level="3">TL;DR: Use cases for flattening with list comprehension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List comprehension</text:p>
            </table:table-cell>
          </table:table-row>
        </table:table-header-rows>
        <table:table-row>
          <table:table-cell table:style-name="Table1.A1" office:value-type="string">
            <text:p text:style-name="Table_20_Contents">Flatten single-column result</text:p>
          </table:table-cell>
          <table:table-cell table:style-name="Table1.A1" office:value-type="string">
            <text:p text:style-name="Table_20_Contents"><text:span text:style-name="Source_20_Text">[row[0] for row in rows]</text:span></text:p>
          </table:table-cell>
        </table:table-row>
        <table:table-row>
          <table:table-cell table:style-name="Table1.A1" office:value-type="string">
            <text:p text:style-name="Table_20_Contents">Flatten all items (multi-col)</text:p>
          </table:table-cell>
          <table:table-cell table:style-name="Table1.A1" office:value-type="string">
            <text:p text:style-name="Table_20_Contents"><text:span text:style-name="Source_20_Text">[item for row in rows for item in row]</text:span></text:p>
          </table:table-cell>
        </table:table-row>
        <table:table-row>
          <table:table-cell table:style-name="Table1.A1" office:value-type="string">
            <text:p text:style-name="Table_20_Contents">Select specific column</text:p>
          </table:table-cell>
          <table:table-cell table:style-name="Table1.A1" office:value-type="string">
            <text:p text:style-name="Table_20_Contents"><text:span text:style-name="Source_20_Text">[row[1] for row in rows]</text:span></text:p>
          </table:table-cell>
        </table:table-row>
      </table:table>
      <text:p text:style-name="Horizontal_20_Line"/>
      <text:p text:style-name="Text_20_body">Want to see an example with a real SQL table and queries mocked out? I can create a mini SQLite setup and walk you through it.</text:p>
      <text:p text:style-name="Standard"/>
      <text:p text:style-name="Text_20_body">Yes — that's <text:span text:style-name="Strong_20_Emphasis">exactly right</text:span>!</text:p>
      <text:p text:style-name="Text_20_body">List comprehensions are a <text:span text:style-name="Strong_20_Emphasis">concise one-liner</text:span> to create a new list by <text:span text:style-name="Strong_20_Emphasis">transforming</text:span> or <text:span text:style-name="Strong_20_Emphasis">filtering</text:span> items from an existing iterable (like a list, tuple, or range). They help you write in a more Pythonic way — less code, same logic.</text:p>
      <text:p text:style-name="Horizontal_20_Line"/>
      <text:h text:style-name="Heading_20_3" text:outline-level="3">Think of it like this:</text:h>
      <text:p text:style-name="Quotations">“Take each item from a list, maybe modify it, maybe skip some, and put the result in a new list.”</text:p>
      <text:p text:style-name="Horizontal_20_Line"/>
      <text:h text:style-name="Heading_20_3" text:outline-level="3">Core pattern:</text:h>
      <text:p text:style-name="P1"><text:span text:style-name="Source_20_Text">[expression for item in iterable]</text:span></text:p>
      <text:p text:style-name="Text_20_body">Optional filter:</text:p>
      <text:p text:style-name="P1"><text:span text:style-name="Source_20_Text">[expression for item in iterable if condition]</text:span></text:p>
      <text:p text:style-name="Horizontal_20_Line"/>
      <text:h text:style-name="Heading_20_3" text:outline-level="3"><text:soft-page-break/>Some clear examples:</text:h>
      <text:list text:style-name="L5">
        <text:list-item>
          <text:p text:style-name="P6"><text:span text:style-name="Strong_20_Emphasis">Basic transformation:</text:span></text:p>
        </text:list-item>
      </text:list>
      <text:p text:style-name="Preformatted_20_Text"><text:span text:style-name="Source_20_Text">nums = [1, 2, 3]</text:span></text:p>
      <text:p text:style-name="P1"><text:span text:style-name="Source_20_Text">squares = [x**2 for x in nums] <text:s text:c="2"/># → [1, 4, 9]</text:span></text:p>
      <text:list text:style-name="L6">
        <text:list-item>
          <text:p text:style-name="P7"><text:span text:style-name="Strong_20_Emphasis">Filtering:</text:span></text:p>
        </text:list-item>
      </text:list>
      <text:p text:style-name="Preformatted_20_Text"><text:span text:style-name="Source_20_Text">nums = [1, 2, 3, 4, 5]</text:span></text:p>
      <text:p text:style-name="P1"><text:span text:style-name="Source_20_Text">evens = [x for x in nums if x % 2 == 0] <text:s/># → [2, 4]</text:span></text:p>
      <text:list text:style-name="L7">
        <text:list-item>
          <text:p text:style-name="P8"><text:span text:style-name="Strong_20_Emphasis">String methods:</text:span></text:p>
        </text:list-item>
      </text:list>
      <text:p text:style-name="Preformatted_20_Text"><text:span text:style-name="Source_20_Text">names = ["alice", "bob", "carol"]</text:span></text:p>
      <text:p text:style-name="P1"><text:span text:style-name="Source_20_Text">caps = [name.capitalize() for name in names] <text:s/># → ['Alice', 'Bob', 'Carol']</text:span></text:p>
      <text:list text:style-name="L8">
        <text:list-item>
          <text:p text:style-name="P9"><text:span text:style-name="Strong_20_Emphasis">Nested lists (flattening):</text:span></text:p>
        </text:list-item>
      </text:list>
      <text:p text:style-name="Preformatted_20_Text"><text:span text:style-name="Source_20_Text">matrix = [[1, 2], [3, 4]]</text:span></text:p>
      <text:p text:style-name="P1"><text:span text:style-name="Source_20_Text">flattened = [item for row in matrix for item in row] <text:s/># → [1, 2, 3, 4]</text:span></text:p>
      <text:p text:style-name="Horizontal_20_Line"/>
      <text:h text:style-name="Heading_20_3" text:outline-level="3">Quick tip to remember:</text:h>
      <text:p text:style-name="Text_20_body">Whenever you’re writing:</text:p>
      <text:p text:style-name="Preformatted_20_Text"><text:span text:style-name="Source_20_Text">result = []</text:span></text:p>
      <text:p text:style-name="Preformatted_20_Text"><text:span text:style-name="Source_20_Text">for item in some_list:</text:span></text:p>
      <text:p text:style-name="P1"><text:span text:style-name="Source_20_Text"><text:s text:c="4"/>result.append(modified_item)</text:span></text:p>
      <text:p text:style-name="Text_20_body">That’s a <text:span text:style-name="Emphasis">prime candidate</text:span> to rewrite as:</text:p>
      <text:p text:style-name="P1"><text:span text:style-name="Source_20_Text">result = [modified_item for item in some_list]</text:span></text:p>
      <text:p text:style-name="Horizontal_20_Line"/>
      <text:p text:style-name="Text_20_body">Want to try rewriting one together? Give me a short loop and I’ll help convert it!</text:p>
      <text:p text:style-name="Text_20_body">Absolutely — let’s break this down and <text:span text:style-name="Strong_20_Emphasis">demystify</text:span> list comprehensions <text:span text:style-name="Emphasis">and</text:span> <text:span text:style-name="Source_20_Text">.rjust()</text:span> by walking through that example you shared. You're right on track by digging into these!</text:p>
      <text:p text:style-name="Horizontal_20_Line"/>
      <text:h text:style-name="Heading_20_2" text:outline-level="2">🔍 Step-by-Step Breakdown</text:h>
      <text:h text:style-name="Heading_20_3" text:outline-level="3">Original line:</text:h>
      <text:p text:style-name="P1"><text:span text:style-name="Source_20_Text">print(' <text:s text:c="3"/>'.join([f"{first_line[i].rjust(len(dashes[i]))}" for i in range(len(first_line))]))</text:span></text:p>
      <text:p text:style-name="Horizontal_20_Line"/>
      <text:h text:style-name="Heading_20_3" text:outline-level="3">🧠 First, What’s a List Comprehension?</text:h>
      <text:p text:style-name="Text_20_body">List comprehensions are a <text:span text:style-name="Strong_20_Emphasis">compact way to build a new list</text:span> in one line.</text:p>
      <text:p text:style-name="Text_20_body">Instead of:</text:p>
      <text:p text:style-name="Preformatted_20_Text"><text:soft-page-break/><text:span text:style-name="Source_20_Text">result = []</text:span></text:p>
      <text:p text:style-name="Preformatted_20_Text"><text:span text:style-name="Source_20_Text">for i in range(5):</text:span></text:p>
      <text:p text:style-name="P1"><text:span text:style-name="Source_20_Text"><text:s text:c="4"/>result.append(i * 2)</text:span></text:p>
      <text:p text:style-name="Text_20_body">You can write:</text:p>
      <text:p text:style-name="P1"><text:span text:style-name="Source_20_Text">result = [i * 2 for i in range(5)]</text:span></text:p>
      <text:p text:style-name="Text_20_body">Think of it as:</text:p>
      <text:p text:style-name="P1"><text:span text:style-name="Source_20_Text">[new_thing for each_thing in iterable]</text:span></text:p>
      <text:p text:style-name="Text_20_body">It’s still a <text:span text:style-name="Source_20_Text">for</text:span> loop, but built into an expression.</text:p>
      <text:p text:style-name="Horizontal_20_Line"/>
      <text:h text:style-name="Heading_20_3" text:outline-level="3">💡 Now, <text:span text:style-name="Source_20_Text">.rjust(width)</text:span></text:h>
      <text:p text:style-name="Text_20_body">The <text:span text:style-name="Source_20_Text">.rjust()</text:span> method is used with strings to <text:span text:style-name="Strong_20_Emphasis">right-align</text:span> them by padding with spaces on the left.</text:p>
      <text:p text:style-name="Text_20_body">Example:</text:p>
      <text:p text:style-name="P1"><text:span text:style-name="Source_20_Text">"42".rjust(5) <text:s/># returns ' <text:s text:c="2"/>42'</text:span></text:p>
      <text:p text:style-name="Text_20_body">It’s really useful for formatting output like tables or, in your case, <text:span text:style-name="Strong_20_Emphasis">arithmetic problems</text:span> lined up correctly.</text:p>
      <text:p text:style-name="Horizontal_20_Line"/>
      <text:h text:style-name="Heading_20_2" text:outline-level="2">✅ Let’s Apply That to Your Example</text:h>
      <text:p text:style-name="Preformatted_20_Text"><text:span text:style-name="Source_20_Text">print(' <text:s text:c="3"/>'.join([</text:span></text:p>
      <text:p text:style-name="Preformatted_20_Text"><text:span text:style-name="Source_20_Text"><text:s text:c="4"/>f"{first_line[i].rjust(len(dashes[i]))}"</text:span></text:p>
      <text:p text:style-name="Preformatted_20_Text"><text:span text:style-name="Source_20_Text"><text:s text:c="4"/>for i in range(len(first_line))</text:span></text:p>
      <text:p text:style-name="P1"><text:span text:style-name="Source_20_Text">]))</text:span></text:p>
      <text:h text:style-name="Heading_20_3" text:outline-level="3">🔎 What’s going on here:</text:h>
      <text:list text:style-name="L9">
        <text:list-item>
          <text:p text:style-name="P10"><text:span text:style-name="Source_20_Text">first_line</text:span> → a list of strings (likely operands like <text:span text:style-name="Source_20_Text">'32'</text:span>, <text:span text:style-name="Source_20_Text">'698'</text:span>, etc.).</text:p>
        </text:list-item>
        <text:list-item>
          <text:p text:style-name="P10"><text:span text:style-name="Source_20_Text">dashes[i]</text:span> → the underline for each problem, like <text:span text:style-name="Source_20_Text">'-----'</text:span>, <text:span text:style-name="Source_20_Text">'----'</text:span>, etc.</text:p>
        </text:list-item>
        <text:list-item>
          <text:p text:style-name="P10"><text:span text:style-name="Source_20_Text">len(dashes[i])</text:span> → how wide to pad each number.</text:p>
        </text:list-item>
        <text:list-item>
          <text:p text:style-name="P10"><text:span text:style-name="Source_20_Text">first_line[i].rjust(len(dashes[i]))</text:span> → right-align each number to match the width of the dash line.</text:p>
        </text:list-item>
        <text:list-item>
          <text:p text:style-name="P10"><text:span text:style-name="Source_20_Text">' '.join(...)</text:span> → joins the final list with four spaces between items for pretty formatting.</text:p>
        </text:list-item>
      </text:list>
      <text:p text:style-name="Horizontal_20_Line"/>
      <text:h text:style-name="Heading_20_3" text:outline-level="3">👁️ Visualization:</text:h>
      <text:p text:style-name="Text_20_body">Let’s pretend:</text:p>
      <text:p text:style-name="Preformatted_20_Text"><text:span text:style-name="Source_20_Text">first_line = ["32", "698", "3801"]</text:span></text:p>
      <text:p text:style-name="P1"><text:span text:style-name="Source_20_Text">dashes = ["----", "-----", "------"]</text:span></text:p>
      <text:p text:style-name="Text_20_body"><text:soft-page-break/><text:span text:style-name="Source_20_Text">len(dashes[i])</text:span> will be 4, 5, and 6 respectively.</text:p>
      <text:p text:style-name="Text_20_body">Then:</text:p>
      <text:p text:style-name="Preformatted_20_Text"><text:span text:style-name="Source_20_Text">[ first_line[i].rjust(len(dashes[i])) for i in range(3) ]</text:span></text:p>
      <text:p text:style-name="P1"><text:span text:style-name="Source_20_Text">→ [ ' <text:s/>32', ' <text:s/>698', ' <text:s/>3801' ]</text:span></text:p>
      <text:p text:style-name="Text_20_body"><text:span text:style-name="Source_20_Text">' '.join(...)</text:span> turns that into:</text:p>
      <text:p text:style-name="P1"><text:span text:style-name="Source_20_Text">' <text:s/>32 <text:s text:c="3"/>698 <text:s text:c="3"/>3801'</text:span></text:p>
      <text:p text:style-name="Text_20_body">Perfect for printing aligned math problems.</text:p>
      <text:p text:style-name="Horizontal_20_Line"/>
      <text:h text:style-name="Heading_20_2" text:outline-level="2">🧠 How to Remember List Comprehensions</text:h>
      <text:p text:style-name="Text_20_body">Here’s a mental model:</text:p>
      <text:p text:style-name="P1"><text:span text:style-name="Source_20_Text">[what_you_want_to_build for thing in things if some_condition]</text:span></text:p>
      <text:p text:style-name="Text_20_body">Some common pattern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List Comp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Make squares of numbers</text:p>
          </table:table-cell>
          <table:table-cell table:style-name="Table2.A1" office:value-type="string">
            <text:p text:style-name="Table_20_Contents"><text:span text:style-name="Source_20_Text">[x**2 for x in nums]</text:span></text:p>
          </table:table-cell>
          <table:table-cell table:style-name="Table2.A1" office:value-type="string">
            <text:p text:style-name="Table_20_Contents">Basic transformation</text:p>
          </table:table-cell>
        </table:table-row>
        <table:table-row>
          <table:table-cell table:style-name="Table2.A1" office:value-type="string">
            <text:p text:style-name="Table_20_Contents">Filter even numbers</text:p>
          </table:table-cell>
          <table:table-cell table:style-name="Table2.A1" office:value-type="string">
            <text:p text:style-name="Table_20_Contents"><text:span text:style-name="Source_20_Text">[x for x in nums if x%2==0]</text:span></text:p>
          </table:table-cell>
          <table:table-cell table:style-name="Table2.A1" office:value-type="string">
            <text:p text:style-name="Table_20_Contents">With a condition</text:p>
          </table:table-cell>
        </table:table-row>
        <table:table-row>
          <table:table-cell table:style-name="Table2.A1" office:value-type="string">
            <text:p text:style-name="Table_20_Contents">Format strings</text:p>
          </table:table-cell>
          <table:table-cell table:style-name="Table2.A1" office:value-type="string">
            <text:p text:style-name="Table_20_Contents"><text:span text:style-name="Source_20_Text">[s.upper() for s in names]</text:span></text:p>
          </table:table-cell>
          <table:table-cell table:style-name="Table2.A1" office:value-type="string">
            <text:p text:style-name="Table_20_Contents">Apply string methods</text:p>
          </table:table-cell>
        </table:table-row>
        <table:table-row>
          <table:table-cell table:style-name="Table2.A1" office:value-type="string">
            <text:p text:style-name="Table_20_Contents">Use indexes with <text:span text:style-name="Source_20_Text">range()</text:span></text:p>
          </table:table-cell>
          <table:table-cell table:style-name="Table2.A1" office:value-type="string">
            <text:p text:style-name="Table_20_Contents"><text:span text:style-name="Source_20_Text">[items[i] for i in range(...)]</text:span></text:p>
          </table:table-cell>
          <table:table-cell table:style-name="Table2.A1" office:value-type="string">
            <text:p text:style-name="Table_20_Contents">Manual indexing</text:p>
          </table:table-cell>
        </table:table-row>
      </table:table>
      <text:p text:style-name="Text_20_body">To remember to <text:span text:style-name="Emphasis">use</text:span> them, practice by rewriting <text:span text:style-name="Source_20_Text">for</text:span> loops into list comprehensions — like a challenge!</text:p>
      <text:p text:style-name="Horizontal_20_Line"/>
      <text:p text:style-name="Text_20_body">Want to see more hands-on examples or convert some loops into list comprehensions together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08:09:47.651967186</meta:creation-date>
    <dc:date>2025-04-11T08:16:44.712932052</dc:date>
    <meta:editing-duration>PT7M</meta:editing-duration>
    <meta:editing-cycles>1</meta:editing-cycles>
    <meta:document-statistic meta:table-count="2" meta:image-count="0" meta:object-count="0" meta:page-count="8" meta:paragraph-count="216" meta:word-count="1473" meta:character-count="8636" meta:non-whitespace-character-count="7194"/>
    <meta:generator>LibreOffice/24.2.7.2$Linux_X86_64 LibreOffice_project/420$Build-2</meta:generator>
  </office:meta>
</office:document-meta>
</file>